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000000" style:font-size-asian="16pt" style:font-size-complex="16pt"/>
    </style:style>
    <style:style style:name="P2" style:family="paragraph" style:parent-style-name="Standard">
      <style:paragraph-properties fo:background-color="#000000">
        <style:background-image/>
      </style:paragraph-properties>
      <style:text-properties fo:color="#ffffff" style:font-name="Chalkduster" fo:background-color="#000000"/>
    </style:style>
    <style:style style:name="P3" style:family="paragraph" style:parent-style-name="Standard">
      <style:paragraph-properties fo:background-color="#000000">
        <style:background-image/>
      </style:paragraph-properties>
      <style:text-properties fo:background-color="#000000"/>
    </style:style>
    <style:style style:name="P4" style:family="paragraph" style:parent-style-name="Standard">
      <style:paragraph-properties fo:text-align="center" style:justify-single-word="false" fo:background-color="#000000">
        <style:background-image/>
      </style:paragraph-properties>
      <style:text-properties fo:background-color="#000000"/>
    </style:style>
    <style:style style:name="T1" style:family="text">
      <style:text-properties fo:color="#ffffff" style:font-name="Chalkduster" fo:font-size="16pt" fo:background-color="transparent" style:font-size-asian="16pt" style:font-size-complex="16pt" loext:char-shading-value="0"/>
    </style:style>
    <style:style style:name="T2" style:family="text">
      <style:text-properties fo:color="#ffffff" style:font-name="Chalkduster" fo:font-size="16pt" fo:background-color="transparent" style:font-size-asian="16pt" style:font-size-complex="16pt" loext:char-shading-value="0"/>
    </style:style>
    <style:style style:name="T3" style:family="text">
      <style:text-properties fo:color="#ffffff" style:font-name="Chalkduster" fo:font-size="16pt" style:font-size-asian="16pt" style:font-size-complex="16pt" loext:char-shading-value="0"/>
    </style:style>
    <style:style style:name="T4" style:family="text">
      <style:text-properties fo:color="#ffffff" style:font-name="Chalkduster" fo:font-size="16pt" style:font-size-asian="16pt" style:font-size-complex="16pt" loext:char-shading-value="0"/>
    </style:style>
    <style:style style:name="T5" style:family="text">
      <style:text-properties fo:color="#ffffff" style:font-name="Chalkduster" fo:background-color="transparent" loext:char-shading-value="0"/>
    </style:style>
    <style:style style:name="T6" style:family="text">
      <style:text-properties fo:color="#ffffff" style:font-name="Chalkduster" fo:background-color="transparent" loext:char-shading-value="0"/>
    </style:style>
    <style:style style:name="T7" style:family="text">
      <style:text-properties fo:color="#ffffff" style:font-name="Chalkduster" fo:background-color="transparent" loext:char-shading-value="0"/>
    </style:style>
    <style:style style:name="T8" style:family="text">
      <style:text-properties fo:color="#ffffff" style:font-name="Chalkduster" loext:char-shading-value="0"/>
    </style:style>
    <style:style style:name="T9" style:family="text">
      <style:text-properties fo:color="#ffffff" style:font-name="Chalkduster" loext:char-shading-value="0"/>
    </style:style>
    <style:style style:name="T10" style:family="text">
      <style:text-properties fo:color="#ffffff" style:font-name="Chalkduster"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Liebe Hegenbürger, </text:p>
      <text:p text:style-name="P4"><text:span text:style-name="T3">w</text:span><text:span text:style-name="T3">illkom</text:span><text:span text:style-name="T3">m</text:span><text:span text:style-name="T3">en </text:span><text:span text:style-name="T3">zum ersten virtuellen Familientreffen!</text:span></text:p>
      <text:p text:style-name="P2"/>
      <text:p text:style-name="P3"><text:span text:style-name="T8">Da Ihr es bis hier geschafft habt, ist die erste Hürde für Eure Teilnahme</text:span><text:span text:style-name="T8"> schon erfolgreich </text:span><text:span text:style-name="T8">genommen.</text:span></text:p>
      <text:p text:style-name="P2"/>
      <text:p text:style-name="P2">Hier sind noch ein paar nützliche Hinweise, falls Ihr noch keine Erfahrungen mit Workadventu.re habt, also der Plattform, auf der Ihr Euch befindet (für alle Informationen müsst Ihr bitte diesen Text nach unten scrollen): </text:p>
      <text:p text:style-name="P2"/>
      <text:p text:style-name="P2">Diese virtuelle Welt funktioniert am flüssigsten mit dem Chrome (Chromium) – Browser.</text:p>
      <text:p text:style-name="P3"><text:span text:style-name="T8">Bei der Verwendung von</text:span><text:span text:style-name="T8"> Firefox </text:span><text:span text:style-name="T8">komm</text:span><text:span text:style-name="T8">t es </text:span><text:span text:style-name="T8">manchmal</text:span><text:span text:style-name="T8"> </text:span><text:span text:style-name="T8">zu </text:span><text:span text:style-name="T8">Probleme</text:span><text:span text:style-name="T8">n</text:span><text:span text:style-name="T8"> mit der WebCam.</text:span></text:p>
      <text:p text:style-name="P2"/>
      <text:p text:style-name="P2">Ihr müsst dem Browser erlauben auf Eurer Mikrofon und die Kamera zuzugreifen.</text:p>
      <text:p text:style-name="P2"/>
      <text:p text:style-name="P2">Wenn Ihr Euch unten rechts im Browser selbst seht, dann funktioniert Eure Kamera erfolgreich.</text:p>
      <text:p text:style-name="P2"/>
      <text:p text:style-name="P3"><text:span text:style-name="T8">Bitte verwendet Euren richtigen Namen, damit </text:span><text:span text:style-name="T8">jeder weiß</text:span><text:span text:style-name="T8">, wer Ihr seid. Den Namen k</text:span><text:span text:style-name="T8">ö</text:span><text:span text:style-name="T8">nn</text:span><text:span text:style-name="T8">t</text:span><text:span text:style-name="T8"> </text:span><text:span text:style-name="T8">Ihr</text:span><text:span text:style-name="T8"> ändern, indem </text:span><text:span text:style-name="T8">Ihr</text:span><text:span text:style-name="T8"> oben </text:span><text:span text:style-name="T8">im Browerfenster </text:span><text:span text:style-name="T8">auf das „Burger-Symb</text:span><text:span text:style-name="T8">o</text:span><text:span text:style-name="T8">l“ (3-Striche) klickt und dann „Edit Name“ </text:span><text:span text:style-name="T8">an</text:span><text:span text:style-name="T8">klickt.</text:span></text:p>
      <text:p text:style-name="P2"/>
      <text:p text:style-name="P3"><text:span text:style-name="T8">In der virtuellen Welt bewegt man sich, </text:span><text:span text:style-name="T8">d.h. seinen Avatar,</text:span><text:span text:style-name="T8"> mit den Pfeiltasten </text:span><text:span text:style-name="T8">der Tastatur</text:span><text:span text:style-name="T8">. Wenn </text:span><text:span text:style-name="T8">Du</text:span><text:span text:style-name="T8"> jemandem begegne</text:span><text:span text:style-name="T8">s</text:span><text:span text:style-name="T8">t und </text:span><text:span text:style-name="T8">D</text:span><text:span text:style-name="T8">ich ihm näher</text:span><text:span text:style-name="T8">s</text:span><text:span text:style-name="T8">t, </text:span><text:span text:style-name="T8">werden die WebCams gegenseitig eingeblendet und</text:span><text:span text:style-name="T8"> man </text:span><text:span text:style-name="T8">kann miteinander</text:span><text:span text:style-name="T8"> sprechen.</text:span></text:p>
      <text:p text:style-name="P2"/>
      <text:p text:style-name="P2">Darüber hinaus gibt es in der virtuellen Welt Meetingräume. Hier können sich mehrere Personen zusammenfinden. Meetingräume befinden sich an den 3 Tischen auf der Terasse neben dem Kamin. Anders als bei dem direkten Treffen einer Person wird ein Meetingraum von rechts in das Browser-Fenster eingeblendet. (An dieser Stelle bitte etwas Geduld haben, denn abhängig vom Browser und Rechner, kann es einen Moment dauern, bis sich das Fenster öffnet).</text:p>
      <text:p text:style-name="P2"/>
      <text:p text:style-name="P2">Des Weiteren sind ein paar Videos auf der Karte „versteckt“. Videos starten je anch den Sicherheitseinstellungen Eures Browsers automatisch. Sollte das Video nicht automatisch starten, bitte mittels Play-Button oder „Space“-Taste starten. Um sich weiter zu bewegen einmal in das Spielfeld klicken.</text:p>
      <text:p text:style-name="P2"/>
      <text:p text:style-name="P3"><text:span text:style-name="T8">Begebe Dich jetzt durch das Gartentor auf die </text:span><text:span text:style-name="T8">r</text:span><text:span text:style-name="T8">ote Blume und los geht’s </text:span><text:span text:style-name="T8">wie bei Alice im Wunderland</text:span><text:span text:style-name="T8">!</text:span></text:p>
      <text:p text:style-name="P2"/>
      <text:p text:style-name="P3"><text:span text:style-name="T8">Bis gleich und v</text:span><text:span text:style-name="T8">iel Spa</text:span><text:span text:style-name="T8">ß,</text:span></text:p>
      <text:p text:style-name="P2">Euer Hegenbürger-Orga-Team (Monika, Thomas, Volker, Christ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2-07T20:05:17</dc:date>
    <meta:editing-duration>PT20H27M56S</meta:editing-duration>
    <meta:editing-cycles>21</meta:editing-cycles>
    <meta:generator>OpenOffice/4.1.7$Unix OpenOffice.org_project/417m1$Build-9800</meta:generator>
    <dc:creator>Thomas Wittpahl</dc:creator>
    <meta:document-statistic meta:table-count="0" meta:image-count="0" meta:object-count="0" meta:page-count="1" meta:paragraph-count="15" meta:word-count="311" meta:character-count="2078"/>
  </office:meta>
</office:document-meta>
</file>